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7D0000002C14F2A6953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fill="none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fo:min-height="1.778cm"/>
    </style:style>
    <style:style style:name="gr5" style:family="graphic" style:parent-style-name="standard">
      <style:graphic-properties draw:stroke="none" svg:stroke-color="#000000" draw:fill="none" draw:fill-color="#ffffff" fo:min-height="1.016cm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weight="bold" style:font-weight-asian="bold" style:font-weight-complex="bold"/>
    </style:style>
    <style:style style:name="P3" style:family="paragraph">
      <style:paragraph-properties fo:text-align="center"/>
      <style:text-properties fo:font-size="16pt" style:font-size-asian="16pt" style:font-size-complex="16pt"/>
    </style:style>
    <style:style style:name="P4" style:family="paragraph">
      <style:paragraph-properties fo:text-align="center"/>
      <style:text-properties fo:font-size="15pt" style:font-size-asian="15pt" style:font-size-complex="15pt"/>
    </style:style>
    <style:style style:name="P5" style:family="paragraph">
      <style:paragraph-properties fo:text-align="center"/>
      <style:text-properties fo:font-size="12pt" style:font-size-asian="12pt" style:font-size-complex="12pt"/>
    </style:style>
    <style:style style:name="P6" style:family="paragraph">
      <style:paragraph-properties fo:text-align="center"/>
      <style:text-properties fo:font-size="32pt" style:font-size-asian="32pt" style:font-size-complex="32pt"/>
    </style:style>
    <style:style style:name="P7" style:family="paragraph">
      <style:text-properties fo:font-size="32pt" style:font-size-asian="32pt" style:font-size-complex="3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2" xml:id="id1" draw:id="id1" draw:layer="layout" svg:width="4cm" svg:height="4cm" svg:x="4.32cm" svg:y="4.601cm">
            <text:p text:style-name="P1"><text:span text:style-name="T1">Text Editor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2" xml:id="id9" draw:id="id9" draw:layer="layout" svg:width="4cm" svg:height="4cm" svg:x="19.62cm" svg:y="15.301cm">
            <text:p text:style-name="P1"><text:span text:style-name="T1">Loader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2" xml:id="id3" draw:id="id3" draw:layer="layout" svg:width="4cm" svg:height="4cm" svg:x="9.52cm" svg:y="8.201cm">
            <text:p text:style-name="P1"><text:span text:style-name="T1">Compiler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2" xml:id="id5" draw:id="id5" draw:layer="layout" svg:width="4cm" svg:height="4cm" svg:x="14.72cm" svg:y="11.501cm">
            <text:p text:style-name="P1"><text:span text:style-name="T1">Linker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3" xml:id="id2" draw:id="id2" draw:layer="layout" svg:width="3.5cm" svg:height="1.5cm" svg:x="9.72cm" svg:y="5.801cm">
            <text:p text:style-name="P3"><text:span text:style-name="T2">Source File</text:span></text:p>
            <text:p text:style-name="P3"><text:span text:style-name="T2">Format: tex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2" draw:text-style-name="P1" draw:layer="layout" draw:type="line" svg:x1="8.32cm" svg:y1="6.601cm" svg:x2="9.72cm" svg:y2="6.551cm" draw:start-shape="id1" draw:start-glue-point="10" draw:end-shape="id2" draw:end-glue-point="3" svg:d="M8320 6601l1400-50" svg:viewBox="0 0 1401 51">
            <text:p/>
          </draw:connector>
          <draw:connector draw:style-name="gr2" draw:text-style-name="P1" draw:layer="layout" draw:type="line" svg:x1="11.47cm" svg:y1="7.301cm" svg:x2="11.52cm" svg:y2="8.201cm" draw:start-shape="id2" draw:start-glue-point="2" draw:end-shape="id3" draw:end-glue-point="4" svg:d="M11470 7301l50 900" svg:viewBox="0 0 51 901">
            <text:p/>
          </draw:connector>
          <draw:custom-shape draw:style-name="gr1" draw:text-style-name="P4" xml:id="id8" draw:id="id8" draw:layer="layout" svg:width="3.8cm" svg:height="1.9cm" svg:x="19.72cm" svg:y="12.501cm">
            <text:p text:style-name="P4"><text:span text:style-name="T3">Executable File</text:span></text:p>
            <text:p text:style-name="P4"><text:span text:style-name="T3">Format: binar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4" xml:id="id4" draw:id="id4" draw:layer="layout" svg:width="3.5cm" svg:height="1.5cm" svg:x="14.92cm" svg:y="9.401cm">
            <text:p text:style-name="P4"><text:span text:style-name="T3">Object File</text:span></text:p>
            <text:p text:style-name="P4"><text:span text:style-name="T3">Format: binar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2" draw:text-style-name="P1" draw:layer="layout" draw:type="line" svg:x1="13.52cm" svg:y1="10.201cm" svg:x2="14.92cm" svg:y2="10.151cm" draw:start-shape="id3" draw:start-glue-point="10" draw:end-shape="id4" draw:end-glue-point="3" svg:d="M13520 10201l1400-50" svg:viewBox="0 0 1401 51">
            <text:p/>
          </draw:connector>
          <draw:connector draw:style-name="gr2" draw:text-style-name="P1" draw:layer="layout" draw:type="line" svg:x1="16.67cm" svg:y1="10.901cm" svg:x2="16.72cm" svg:y2="11.501cm" draw:start-shape="id4" draw:start-glue-point="2" draw:end-shape="id5" draw:end-glue-point="4" svg:d="M16670 10901l50 600" svg:viewBox="0 0 51 601">
            <text:p/>
          </draw:connector>
          <draw:custom-shape draw:style-name="gr1" draw:text-style-name="P5" xml:id="id6" draw:id="id6" draw:layer="layout" svg:width="3.5cm" svg:height="2.6cm" svg:x="7.72cm" svg:y="16.401cm">
            <text:p text:style-name="P5"><text:span text:style-name="T4">Other Object File</text:span></text:p>
            <text:p text:style-name="P5"><text:span text:style-name="T4">Format: binar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2" draw:text-style-name="P1" draw:layer="layout" svg:x1="11.22cm" svg:y1="17.701cm" svg:x2="14.72cm" svg:y2="13.501cm" draw:start-shape="id6" draw:start-glue-point="1" draw:end-shape="id5" svg:d="M11220 17701h1750v-4200h1750" svg:viewBox="0 0 3501 4201">
            <text:p/>
          </draw:connector>
          <draw:custom-shape draw:style-name="gr3" draw:text-style-name="P3" xml:id="id7" draw:id="id7" draw:layer="layout" svg:width="4.6cm" svg:height="1.5cm" svg:x="6.62cm" svg:y="13.801cm">
            <text:p text:style-name="P3"><text:span text:style-name="T2">Error message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2" draw:text-style-name="P1" draw:layer="layout" svg:x1="11.52cm" svg:y1="12.201cm" svg:x2="8.92cm" svg:y2="13.801cm" draw:start-shape="id3" draw:start-glue-point="8" draw:end-shape="id7" draw:end-glue-point="0" svg:d="M11520 12201v801h-2600v799" svg:viewBox="0 0 2601 1601">
            <text:p/>
          </draw:connector>
          <draw:connector draw:style-name="gr2" draw:text-style-name="P1" draw:layer="layout" draw:type="line" svg:x1="18.72cm" svg:y1="13.501cm" svg:x2="19.72cm" svg:y2="13.451cm" draw:start-shape="id5" draw:start-glue-point="10" draw:end-shape="id8" draw:end-glue-point="3" svg:d="M18720 13501l1000-50" svg:viewBox="0 0 1001 51">
            <text:p/>
          </draw:connector>
          <draw:connector draw:style-name="gr2" draw:text-style-name="P1" draw:layer="layout" draw:type="line" svg:x1="21.62cm" svg:y1="14.401cm" svg:x2="21.62cm" svg:y2="15.301cm" draw:start-shape="id8" draw:start-glue-point="2" draw:end-shape="id9" draw:end-glue-point="4" svg:d="M21620 14401v900" svg:viewBox="0 0 1 901">
            <text:p/>
          </draw:connector>
        </draw:g>
        <draw:frame draw:style-name="gr4" draw:text-style-name="P7" draw:layer="layout" svg:width="19.812cm" svg:height="2.775cm" svg:x="4.429cm" svg:y="1.508cm">
          <draw:text-box>
            <text:p text:style-name="P6"><text:span text:style-name="T5">Phases of Conversion from Source form to final Execuatable</text:span></text:p>
          </draw:text-box>
        </draw:frame>
        <draw:frame draw:style-name="gr5" draw:layer="layout" svg:width="5.207cm" svg:height="1.266cm" svg:x="12.049cm" svg:y="7.477cm">
          <draw:text-box>
            <text:p>Preprocessing</text:p>
          </draw:text-box>
        </draw:frame>
        <draw:frame draw:style-name="gr6" draw:text-style-name="P1" draw:layer="layout" svg:width="5.916cm" svg:height="2.691cm" svg:x="1.053cm" svg:y="18.584cm">
          <draw:image xlink:href="Pictures/10000201000007D0000002C14F2A6953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Marathi" style:font-family-complex="'Lohit Marath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utta </meta:initial-creator>
    <meta:creation-date>2016-07-23T13:10:15.834229713</meta:creation-date>
    <dc:date>2016-07-23T13:18:10.677592678</dc:date>
    <dc:creator>putta </dc:creator>
    <meta:editing-duration>P0D</meta:editing-duration>
    <meta:editing-cycles>1</meta:editing-cycles>
    <meta:document-statistic meta:object-count="21"/>
    <meta:generator>LibreOffice/4.2.8.2$Linux_X86_64 LibreOffice_project/420m0$Build-2</meta:generator>
  </office:meta>
</office:document-meta>
</file>